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6" style:family="paragraph" style:parent-style-name="Standard" style:list-style-name="L1"/>
    <style:style style:name="P7" style:family="paragraph" style:parent-style-name="Standard" style:list-style-name="L1">
      <style:paragraph-properties fo:text-align="start" style:justify-single-word="false"/>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esk Programming Language</text:p>
      <text:p text:style-name="P2">Theron Rabe. 2013.</text:p>
      <text:p text:style-name="P2"/>
      <text:p text:style-name="P1"><text:tab/>Natural language can concisely express complex ideas in numerous ways. It seems simple that the more ways in which a problem-solver can express potential solutions, the more likely they will find a correct solution. Even people fluent in a formal language will explain his or her ideas to another in natural language before showing someone code. This is the advantage natural language has over formal language; its users can approach a problem from many directions by altering their use of not only the language's symbols, but the rules by which those symbols carry meaning. </text:p>
      <text:p text:style-name="P1"/>
      <text:p text:style-name="P1"><text:tab/>Symbols within a natural language, such as words in spoken-English, can combine in nearly any order to produce a syntactically valid expression (albeit with a potential of being semantically-confusing). An interpreter of a randomly-generated sequence of spoken words will, in the worst case, understand the speaker to be expressing not a high-level idea, but instead simply a list of low-level words that are, perhaps, in some way correlated. The freedom of grammar provided by spoken natural language then, seems to come from a safety mechanism that exists at both an expression (as a whole) level, and a symbol by symbol level. That is, when the interpreter realizes that the expression-level semantics of a sequence don't conform to expectations, it can safely fall back on its symbol-level rules to continue interpretation. This trait is not true of written natural language, since a properly constructed written list of words is expected to conform to certain punctuation rules. <text:s/>So another way of considering this is, if the interpreter were writing down everything it interpreted, it would have the ability to go back and change the punctuation it used earlier, if needed. In this sense, the all-sequence-permitting safety mechanism of natural language works by having the meaning of a high-level expression (such as a complex sentence) be either validly formed, OR simply made up of validly formed sub-expressions (which could potentially be related and re-abstracted later in time). At the low-level, all atomic symbols are safe in themselves, making the requirements of high-level validity easy to meet. Following this, it can be seen that our natural language interpreter needs to be able to “modify its punctuation” potentially at multiple and varying layers of abstraction. So, it could be said that every layer of abstraction in natural language can be referred to, represented, and modified by its interpreter.</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expressive properties of natural language. In doing so, I have designed and implemented a new programming language Eesk, that is homoiconic at every layer of abstraction from the source text, to the abstract syntax tree, all the way down to the compiled machine code. Eesk abides as closely as possible to the safe-by-nature rules of spoken natural language that requires only validity of all sub-expressions for whole expression validity.</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1"><text:soft-page-break/><text:tab/>To accomplish these goals, Eesk has been designed with the following philosophies in mind:</text:p>
      <text:list xml:id="list1634505491" text:style-name="L1">
        <text:list-item>
          <text:p text:style-name="P6">The programming environment can not prevent its users from doing seemingly wrong things. Just because a program doesn't align with a compiler's expectations, doesn't mean it contains mistakes.</text:p>
        </text:list-item>
        <text:list-item>
          <text:p text:style-name="P6">Since all types are ultimately composed of bits, the validity of a value of any type depends only on the validity of the bits composing it. A symbol's type must be determined by the context in which it is used, rather than how it was declared (if at all). Abstraction can not prevent computation.</text:p>
        </text:list-item>
        <text:list-item>
          <text:p text:style-name="P6">High-level concepts in the language should not hide their underlying mechanics from the programmer. In other words, the architecture should be easy to abuse without ill- or unpredictable- effect.</text:p>
        </text:list-item>
        <text:list-item>
          <text:p text:style-name="P7">No syntax errors. Any sequence of symbols should have some reasonable and predictable meaning in Eesk.</text:p>
        </text:list-item>
      </text:list>
      <text:p text:style-name="P1"/>
      <text:p text:style-name="P1"><text:tab/></text:p>
      <text:p text:style-name="P1"/>
      <text:p text:style-name="P1">To begin learning Eesk, take a look at a simple example program found in manual_examples/hello.ee:</text:p>
      <text:p text:style-name="P4"/>
      <text:p text:style-name="P4">#This program prints some text</text:p>
      <text:p text:style-name="P4">{</text:p>
      <text:p text:style-name="P4"><text:tab/>prints “Hello, World!\n”</text:p>
      <text:p text:style-name="P4">}</text:p>
      <text:p text:style-name="P5"/>
      <text:p text:style-name="P5">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5"/>
      <text:p text:style-name="P5"><text:tab/>To demonstrate Eesk's indifference to symbol order, take a look at manual_examples/order.ee. This program shows that the hello program described above could be written without regard to the order of operator versus operand:</text:p>
      <text:p text:style-name="P5"/>
      <text:p text:style-name="P4">#This program accumulates operators </text:p>
      <text:p text:style-name="P4">{ </text:p>
      <text:p text:style-name="P4"><text:s text:c="8"/>1 + 2 - 3; </text:p>
      <text:p text:style-name="P4"><text:s text:c="8"/>+ 1 2 - 3; </text:p>
      <text:p text:style-name="P4"><text:s text:c="8"/>+ - 1 2 3; </text:p>
      <text:p text:style-name="P4"><text:s text:c="8"/>1 2 3 + -; </text:p>
      <text:p text:style-name="P4">} </text:p>
      <text:p text:style-name="P4"/>
      <text:p text:style-name="P5">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5"/>
      <text:p text:style-name="P5"><text:soft-page-break/><text:tab/>Special note should be taken of the fact that the output of the program is a set of four values (all zero). This indicates that values computed in Eesk are held onto in a common set until they are consumed by operators. The result of any evaluation, then, is the leftovers produced by the process of computation. In imperative language, this is the equivalent of allowing functions to have multiple return values.</text:p>
      <text:p text:style-name="P5"/>
      <text:p text:style-name="P5"><text:tab/>So far, symbols presented have all been value-oriented (numbers/text). Eesk also allows user-defined symbols. Take a look at manual_examples/symbols.ee:</text:p>
      <text:p text:style-name="P5"/>
      <text:p text:style-name="P4">#This program has user-defined symbols </text:p>
      <text:p text:style-name="P4">{ </text:p>
      <text:p text:style-name="P4"><text:s text:c="8"/>result = 5 + 6 + 7 + 8; </text:p>
      <text:p text:style-name="P4"/>
      <text:p text:style-name="P4"><text:s text:c="8"/>result$ </text:p>
      <text:p text:style-name="P4">} </text:p>
      <text:p text:style-name="P4"/>
      <text:p text:style-name="P5">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5"/>
      <text:p text:style-name="P5"><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5"/>
      <text:p text:style-name="P5"><text:tab/>As a means of relating mentioned concepts to new ideas, this next code sample will employ user-created symbols to produce a set of output values using elements borrowed from structured programming, if and while:</text:p>
      <text:p text:style-name="P5"/>
      <text:p text:style-name="P4">#This program uses structured programming elements </text:p>
      <text:p text:style-name="P4">{ </text:p>
      <text:p text:style-name="P4"><text:s text:c="8"/>while {i$ &lt; 20} { </text:p>
      <text:p text:style-name="P4"><text:s text:c="16"/>if {i$ % 2} { </text:p>
      <text:p text:style-name="P4"><text:s text:c="24"/>i$ </text:p>
      <text:p text:style-name="P4"><text:s text:c="16"/>} { </text:p>
      <text:p text:style-name="P4"><text:s text:c="24"/>prints "odd.\n" </text:p>
      <text:p text:style-name="P4"><text:s text:c="16"/>} </text:p>
      <text:p text:style-name="P4"><text:s text:c="16"/>i = i$ + 1 </text:p>
      <text:p text:style-name="P4"><text:s text:c="8"/>} </text:p>
      <text:p text:style-name="P4">} </text:p>
      <text:p text:style-name="P4"/>
      <text:p text:style-name="P5"><text:soft-page-break/><text:tab/>The while structure repeats its body so long as its condition is true, as one might expect, and the if structure decides on one of two eval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5"/>
      <text:p text:style-name="P5"><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hat are used to manipulate, construct, and deconstruct other Sets (or itself).</text:p>
      <text:p text:style-name="P5"/>
      <text:p text:style-name="P5"><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1-22T21:01:46</dc:date>
    <dc:creator>leftjar </dc:creator>
    <meta:editing-duration>PT5H23M37S</meta:editing-duration>
    <meta:editing-cycles>83</meta:editing-cycles>
    <meta:generator>LibreOffice/3.5$Linux_X86_64 LibreOffice_project/350m1$Build-2</meta:generator>
    <meta:document-statistic meta:table-count="0" meta:image-count="0" meta:object-count="0" meta:page-count="4" meta:paragraph-count="51" meta:word-count="1529" meta:character-count="9477" meta:non-whitespace-character-count="7786"/>
  </office:meta>
</office:document-meta>
</file>